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D0000041DE7487C7A0523D5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9.761in, 5.750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3083in" svg:height="1.8091in" draw:z-index="0"><draw:image xlink:href="Pictures/100002010000073D0000041DE7487C7A0523D50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12:18.436475696</meta:creation-date>
    <dc:date>2019-12-17T14:27:41.292020578</dc:date>
    <meta:editing-duration>PT15M2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